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 Black1" svg:font-family="'Arial Black'" style:font-pitch="variable"/>
    <style:font-face style:name="Liberation Serif" svg:font-family="'Liberation Serif'" style:font-family-generic="roman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Arial Black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cc00cc" style:font-name="Arial Black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cc00cc" style:font-name="Arial Black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Arial Black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 Black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 Black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Arial Black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 Black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 Black" fo:font-size="10pt" fo:font-style="normal" style:text-underline-style="none" fo:font-weight="normal" officeooo:paragraph-rsid="00151173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officeooo:paragraph-rsid="000e7e12"/>
    </style:style>
    <style:style style:name="P17" style:family="paragraph" style:parent-style-name="Standard">
      <style:paragraph-properties fo:text-align="start" style:justify-single-word="false"/>
      <style:text-properties officeooo:paragraph-rsid="00134ead"/>
    </style:style>
    <style:style style:name="P18" style:family="paragraph" style:parent-style-name="Standard">
      <style:paragraph-properties fo:text-align="start" style:justify-single-word="false"/>
      <style:text-properties officeooo:paragraph-rsid="0015c590"/>
    </style:style>
    <style:style style:name="P19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</style:style>
    <style:style style:name="P20" style:family="paragraph" style:parent-style-name="Text_20_body" style:list-style-name="L2">
      <style:paragraph-properties fo:margin-top="0cm" fo:margin-bottom="0cm" loext:contextual-spacing="false" fo:orphans="2" fo:widows="2"/>
    </style:style>
    <style:style style:name="P21" style:family="paragraph" style:parent-style-name="Text_20_body" style:list-style-name="L2">
      <style:paragraph-properties fo:margin-top="0cm" fo:margin-bottom="0cm" loext:contextual-spacing="false" fo:orphans="2" fo:widows="2"/>
      <style:text-properties officeooo:paragraph-rsid="00186cd6"/>
    </style:style>
    <style:style style:name="P22" style:family="paragraph" style:parent-style-name="Text_20_body" style:list-style-name="L3">
      <style:paragraph-properties fo:margin-top="0cm" fo:margin-bottom="0cm" loext:contextual-spacing="false" fo:orphans="2" fo:widows="2"/>
    </style:style>
    <style:style style:name="P23" style:family="paragraph" style:parent-style-name="Text_20_body" style:list-style-name="L1">
      <style:paragraph-properties fo:margin-top="0cm" fo:margin-bottom="0.265cm" loext:contextual-spacing="false" fo:orphans="2" fo:widows="2"/>
    </style:style>
    <style:style style:name="P2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Arial Black" fo:font-size="10pt" fo:letter-spacing="normal" fo:font-style="normal" fo:font-weight="normal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Arial Black" fo:font-style="normal" style:text-underline-style="none" style:font-style-asian="normal" style:font-style-complex="normal"/>
    </style:style>
    <style:style style:name="T3" style:family="text">
      <style:text-properties fo:color="#000000" style:font-name="Arial Black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00" style:font-name="Arial Black" fo:font-size="10pt" fo:font-style="normal" style:text-underline-style="none" fo:font-weight="normal" officeooo:rsid="000dc430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style:font-name="Arial Black" fo:font-size="10pt" fo:font-style="normal" style:text-underline-style="none" fo:font-weight="normal" officeooo:rsid="000ddb5b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font-name="Arial Black" fo:font-size="10pt" fo:font-style="normal" style:text-underline-style="none" fo:font-weight="normal" officeooo:rsid="0015c590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font-name="Arial Black" fo:font-size="10pt" fo:font-style="normal" style:text-underline-style="none" fo:font-weight="normal" officeooo:rsid="001c8d8f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style:font-name="Arial Black" fo:font-size="10pt" fo:font-style="normal" style:text-underline-style="none" fo:font-weight="bold" officeooo:rsid="000ddb5b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color="#000000" officeooo:rsid="000ddb5b"/>
    </style:style>
    <style:style style:name="T10" style:family="text">
      <style:text-properties fo:color="#000000" officeooo:rsid="00116849"/>
    </style:style>
    <style:style style:name="T11" style:family="text">
      <style:text-properties fo:color="#000000" officeooo:rsid="00151173"/>
    </style:style>
    <style:style style:name="T12" style:family="text">
      <style:text-properties fo:font-variant="normal" fo:text-transform="none" fo:color="#000000" style:font-name="Arial Black" fo:letter-spacing="normal" fo:font-style="normal" style:text-underline-style="none" style:font-style-asian="normal" style:font-style-complex="normal"/>
    </style:style>
    <style:style style:name="T13" style:family="text">
      <style:text-properties fo:font-variant="normal" fo:text-transform="none" fo:color="#000000" style:font-name="Arial Black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font-name="Arial Black" fo:font-size="10pt" fo:letter-spacing="normal" fo:font-style="normal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font-name="Arial Black" fo:font-size="10pt" fo:letter-spacing="normal" fo:font-style="normal" fo:font-weight="normal" officeooo:rsid="00186cd6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000000" style:font-name="Arial Black" fo:font-size="10pt" fo:letter-spacing="normal" fo:font-style="normal" fo:font-weight="normal" officeooo:rsid="0018b6a0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000000" style:font-name="Arial Black" fo:font-size="10pt" fo:letter-spacing="normal" fo:font-style="normal" fo:font-weight="normal" officeooo:rsid="0019f5d7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00000" style:font-name="Arial Black" fo:font-size="10pt" fo:letter-spacing="normal" fo:font-style="normal" fo:font-weight="normal" officeooo:rsid="001c8d8f" style:font-size-asian="10pt" style:font-weight-asian="normal" style:font-size-complex="10pt" style:font-weight-complex="normal"/>
    </style:style>
    <style:style style:name="T19" style:family="text">
      <style:text-properties style:font-name="Arial Black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Arial Black" fo:font-size="10pt" fo:font-weight="normal" style:font-size-asian="10pt" style:font-weight-asian="normal" style:font-size-complex="10pt" style:font-weight-complex="normal"/>
    </style:style>
    <style:style style:name="T21" style:family="text">
      <style:text-properties officeooo:rsid="000ddb5b"/>
    </style:style>
    <style:style style:name="T22" style:family="text">
      <style:text-properties style:font-name="Arial Black1" fo:font-size="10pt" fo:language="fr" fo:country="FR" fo:font-weight="normal" style:font-size-asian="10pt" style:font-weight-asian="normal" style:font-size-complex="10pt" style:font-weight-complex="normal"/>
    </style:style>
    <style:style style:name="T23" style:family="text">
      <style:text-properties style:font-name="Arial Black1" fo:font-size="10pt" style:font-size-asian="10pt" style:font-size-complex="10pt"/>
    </style:style>
    <style:style style:name="T24" style:family="text">
      <style:text-properties style:font-name="Arial Black1" fo:font-size="10pt" officeooo:rsid="000e7e12" style:font-size-asian="10pt" style:font-size-complex="10pt"/>
    </style:style>
    <style:style style:name="T25" style:family="text">
      <style:text-properties officeooo:rsid="000e7e12"/>
    </style:style>
    <style:style style:name="T26" style:family="text">
      <style:text-properties officeooo:rsid="001205ca"/>
    </style:style>
    <style:style style:name="T27" style:family="text">
      <style:text-properties officeooo:rsid="00134ead"/>
    </style:style>
    <style:style style:name="T28" style:family="text">
      <style:text-properties fo:color="#ff00cc" style:font-name="Arial Black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officeooo:rsid="00151173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seaux social Libre</text:p>
      <text:p text:style-name="P9"/>
      <text:p text:style-name="P8"/>
      <text:p text:style-name="P3">1- explication du projet</text:p>
      <text:p text:style-name="P4"/>
      <text:p text:style-name="P6"><text:span text:style-name="T19"><text:tab/></text:span><text:span text:style-name="T3">Avec toutes les differentes </text:span><text:span text:style-name="T4">ce</text:span><text:span text:style-name="T3">n</text:span><text:span text:style-name="T4">s</text:span><text:span text:style-name="T3">ures que nous connaissons aujourd'hui nous avons décidé</text:span><text:span text:style-name="T7">s</text:span><text:span text:style-name="T3"> de cré</text:span><text:span text:style-name="T4">er</text:span><text:span text:style-name="T3"> un reseau social libre </text:span><text:span text:style-name="T7">(Licence GNU GPLv3)</text:span><text:span text:style-name="T3">, open source, de paroles et d’expressions libres de partages et de veritées , </text:span><text:span text:style-name="T13">qui garantit à l'utilisateur </text:span><text:span text:style-name="Strong_20_Emphasis"><text:span text:style-name="T13">4 libertés </text:span></text:span><text:span text:style-name="T13">: </text:span></text:p>
      <text:p text:style-name="P5"><text:span text:style-name="T12"><text:tab/><text:tab/>celles de pouvoir utiliser, modifier et distribuer le logiciel, mais aussi de pouvoir distribuer des versions modifiées</text:span><text:span text:style-name="T2"> </text:span></text:p>
      <text:p text:style-name="P6"><text:span text:style-name="T14">De ces 4 libertés, découlent </text:span><text:span text:style-name="Strong_20_Emphasis"><text:span text:style-name="T14">7 conséquences directes </text:span></text:span><text:span text:style-name="T14">:</text:span></text:p>
      <text:list xml:id="list9094960230190638814" text:style-name="L1">
        <text:list-item>
          <text:p text:style-name="P19"><text:span text:style-name="T14">une capacité à être </text:span><text:span text:style-name="Strong_20_Emphasis"><text:span text:style-name="T14">autonome </text:span></text:span><text:span text:style-name="T14">sur la solution</text:span></text:p>
        </text:list-item>
        <text:list-item>
          <text:p text:style-name="P19"><text:span text:style-name="T14">des possibilités de </text:span><text:span text:style-name="Strong_20_Emphasis"><text:span text:style-name="T14">personnalisation</text:span></text:span></text:p>
        </text:list-item>
        <text:list-item>
          <text:p text:style-name="P19"><text:span text:style-name="T14">des </text:span><text:span text:style-name="Strong_20_Emphasis"><text:span text:style-name="T14">améliorations </text:span></text:span><text:span text:style-name="T14">apportées par la communauté, qui peut devenir mondiale assez rapidement</text:span></text:p>
        </text:list-item>
        <text:list-item>
          <text:p text:style-name="P19"><text:span text:style-name="T14">une </text:span><text:span text:style-name="Strong_20_Emphasis"><text:span text:style-name="T14">mutualisation </text:span></text:span><text:span text:style-name="T14">de la maintenance</text:span></text:p>
        </text:list-item>
        <text:list-item>
          <text:p text:style-name="P19"><text:span text:style-name="T14">une absence de </text:span><text:span text:style-name="Strong_20_Emphasis"><text:span text:style-name="T14">coût </text:span></text:span><text:span text:style-name="T14">de licence</text:span></text:p>
        </text:list-item>
        <text:list-item>
          <text:p text:style-name="P19"><text:span text:style-name="T14">un intérêt </text:span><text:span text:style-name="Strong_20_Emphasis"><text:span text:style-name="T14">pédagogique </text:span></text:span><text:span text:style-name="T14">grâce à la liberté d'étudier le fonctionnement interne du logiciel</text:span></text:p>
        </text:list-item>
        <text:list-item>
          <text:p text:style-name="P23"><text:span text:style-name="T14">la consolidation de </text:span><text:span text:style-name="Strong_20_Emphasis"><text:span text:style-name="T14">biens communs </text:span></text:span><text:span text:style-name="T14">qui permettent de favoriser l'innovation</text:span></text:p>
        </text:list-item>
      </text:list>
      <text:p text:style-name="P24"><text:tab/><text:tab/>Ce dernier point est primordial : d'un point de vue de la Recherche et Développement, chaque logiciel libre grâce à son ouverture permet de faire progresser le niveau général de connaissances, donc pousse tous les éditeurs à innover pour se différencier.</text:p>
      <text:p text:style-name="P12"><text:span text:style-name="T14"><text:tab/><text:tab/>Il existe ensuite un certain nombre de </text:span><text:span text:style-name="Strong_20_Emphasis"><text:span text:style-name="T14">conséquences indirectes ou probables:</text:span></text:span></text:p>
      <text:list xml:id="list8467431794463457046" text:style-name="L2">
        <text:list-item>
          <text:p text:style-name="P20"><text:span text:style-name="T14">la </text:span><text:span text:style-name="Strong_20_Emphasis"><text:span text:style-name="T14">pérennité </text:span></text:span><text:span text:style-name="T14">des solutions : Ce n'est pas systématique, mais une solution open-source peut continuer à vivre tant qu'elle a des utilisateurs, </text:span><text:span text:style-name="T15">donc une communautée</text:span><text:span text:style-name="T14">.</text:span></text:p>
        </text:list-item>
        <text:list-item>
          <text:p text:style-name="P20"><text:span text:style-name="T14">La </text:span><text:span text:style-name="Strong_20_Emphasis"><text:span text:style-name="T14">sécurité :</text:span></text:span><text:span text:style-name="T14"> Ce n'est pas non plus automatique, mais l'ouverture du code source contribue souvent et rapidement à une meilleure sécurité.</text:span></text:p>
        </text:list-item>
        <text:list-item>
          <text:p text:style-name="P21"><text:span text:style-name="T14">La </text:span><text:span text:style-name="Strong_20_Emphasis"><text:span text:style-name="T14">motivation :</text:span></text:span><text:span text:style-name="T14"> Pour des développeurs, contribuer à un logiciel libre est un acte avec une portée et une visibilité universelles, </text:span><text:span text:style-name="T15">de plus cela </text:span><text:span text:style-name="T16">peut</text:span><text:span text:style-name="T15"> contribue</text:span><text:span text:style-name="T17">r</text:span><text:span text:style-name="T15"> à votre réussite professionnelle (beauté sur le C.V.)</text:span><text:span text:style-name="T14">.</text:span></text:p>
        </text:list-item>
      </text:list>
      <text:p text:style-name="P11"><text:span text:style-name="T14"><text:tab/><text:tab/>Et cette dernière conséquence indirecte est accentuée par les </text:span><text:span text:style-name="Strong_20_Emphasis"><text:span text:style-name="T14">3 valeurs <text:s/></text:span></text:span><text:span text:style-name="T14">suivantes portées par le Logiciel Libre :</text:span></text:p>
      <text:list xml:id="list7044702447160665331" text:style-name="L3">
        <text:list-item>
          <text:p text:style-name="P22"><text:span text:style-name="T14">le </text:span><text:span text:style-name="Strong_20_Emphasis"><text:span text:style-name="T14">partage</text:span></text:span></text:p>
        </text:list-item>
        <text:list-item>
          <text:p text:style-name="P22"><text:span text:style-name="T14">la </text:span><text:span text:style-name="Strong_20_Emphasis"><text:span text:style-name="T14">coopération</text:span></text:span></text:p>
        </text:list-item>
        <text:list-item>
          <text:p text:style-name="P22"><text:span text:style-name="T14">l'</text:span><text:span text:style-name="Strong_20_Emphasis"><text:span text:style-name="T14">entraide</text:span></text:span></text:p>
          <text:p text:style-name="P22"><text:span text:style-name="Strong_20_Emphasis"><text:span text:style-name="T14"/></text:span></text:p>
        </text:list-item>
      </text:list>
      <text:p text:style-name="P24"><text:tab/>Ces valeurs n'ont aucune couleur politique et ne sont pas du tout opposées à la notion de concurrence. C'est même le contraire : publier un logiciel sous licence libre peut être un acte concurrentiel extrêmement puissant. Mais dans le milieu professionnel du logiciel libre on parle plus de coopération que de concurrence. <text:tab/>Coopération sur le code, concurrence sur les services. Car plutôt que de se retrancher derrière une propriété intellectuelle à la valeur éphémère, il est bien plus avantageux de se distinguer sur la qualité de service.</text:p>
      <text:p text:style-name="P18"><text:soft-page-break/><text:span text:style-name="T3"><text:tab/>Ce projet en préparation nous donnera acc</text:span><text:span text:style-name="T23">è</text:span><text:span text:style-name="T3">s un réseau social libre non censur</text:span><text:span text:style-name="T6">é</text:span><text:span text:style-name="T3">, cela permettera de publier, de partager, de poster toutes </text:span><text:span text:style-name="T6">les</text:span><text:span text:style-name="T3"> infos qui pourront être verifi</text:span><text:span text:style-name="T6">és</text:span><text:span text:style-name="T3"> par chacun et ainsi donner toujours la vrai information ; la verité.</text:span></text:p>
      <text:p text:style-name="P2"/>
      <text:p text:style-name="P2"><text:tab/>Afin d 'ameliorer et de modifier le <text:span text:style-name="T29">Projet</text:span> RSL avec accord. Il serait affilié a aucun<text:span text:style-name="T29">e</text:span> patrie,ni aucun pays et tout le cod<text:span text:style-name="T29">e source</text:span> serait accessible sur GITHUB.</text:p>
      <text:p text:style-name="P7"><text:span text:style-name="T1"><text:tab/>Nous ne cherchons qu'a donn</text:span><text:span text:style-name="T11">er</text:span><text:span text:style-name="T1"> la parole aux (cityens, au personne</text:span><text:span text:style-name="T11">s</text:span><text:span text:style-name="T1">) de tout pays. </text:span><text:span text:style-name="T11">P</text:span><text:span text:style-name="T1">our leur pays, et au monde entier, afin de communiquer les infor</text:span><text:span text:style-name="T11">matio</text:span><text:span text:style-name="T1">n</text:span><text:span text:style-name="T11">s</text:span><text:span text:style-name="T1"> direct et plus rapide. Et ainsi verifier au mieu</text:span><text:span text:style-name="T11">x</text:span><text:span text:style-name="T1"> les informations partagés.</text:span><text:tab/></text:p>
      <text:p text:style-name="P7"><text:s/></text:p>
      <text:p text:style-name="P3">2- materiel</text:p>
      <text:p text:style-name="P4"/>
      <text:p text:style-name="P2"><text:tab/>Nous avons bes<text:span text:style-name="T29">oin</text:span> de developpeur<text:span text:style-name="T29">s</text:span> et de graphis<text:span text:style-name="T29">tes</text:span> pour allez plus vite et plus loin dans ce projet, afin de mieu<text:span text:style-name="T29">x</text:span> r<text:span text:style-name="T29">é</text:span>pondre aux attentes du plus grand nombre.</text:p>
      <text:p text:style-name="P2"><text:tab/>Merci de vous connect<text:span text:style-name="T29">er</text:span> sur les differents sites ci-dessous, nous vous acceuillons a bras ouvert sur:</text:p>
      <text:p text:style-name="P1"><text:span text:style-name="T20"><text:tab/><text:tab/>_</text:span><text:a xlink:type="simple" xlink:href="https://disord.gg/jyqvmER" text:style-name="Internet_20_link" text:visited-style-name="Visited_20_Internet_20_Link"><text:span text:style-name="T20">https://disord.gg/jyqvmER</text:span></text:a></text:p>
      <text:p text:style-name="P1"><text:span text:style-name="T20"><text:tab/><text:tab/>_</text:span><text:a xlink:type="simple" xlink:href="https://github.com/reseau-social-libre" text:style-name="Internet_20_link" text:visited-style-name="Visited_20_Internet_20_Link"><text:span text:style-name="T20">https://github.com/reseau-social-libre</text:span></text:a></text:p>
      <text:p text:style-name="P1"><text:span text:style-name="T20"><text:tab/><text:tab/>_site, </text:span><text:a xlink:type="simple" xlink:href="http://www.rsllibre.com/" text:style-name="Internet_20_link" text:visited-style-name="Visited_20_Internet_20_Link"><text:span text:style-name="T20">http://www.rsllibre.com</text:span></text:a></text:p>
      <text:p text:style-name="P1"><text:span text:style-name="T20"><text:tab/><text:tab/>_fb , </text:span><text:a xlink:type="simple" xlink:href="https://facebook.com/reseauxsociallibre" text:style-name="Internet_20_link" text:visited-style-name="Visited_20_Internet_20_Link"><text:span text:style-name="T20">https://facebook.com/reseauxsociallibre</text:span></text:a></text:p>
      <text:p text:style-name="P2"/>
      <text:p text:style-name="P17"><text:span text:style-name="T28">3- la team et rôle </text:span></text:p>
      <text:p text:style-name="P4"/>
      <text:p text:style-name="P14"><text:tab/>Afin d'organis<text:span text:style-name="T27">er</text:span> au mieu<text:span text:style-name="T27">x</text:span> la mise en place et l’<text:span text:style-name="T27">avenir</text:span> de cette application, plusieurs personnes sont déj<text:span text:style-name="T29">à </text:span>sur le projet pour vous et nous aider.</text:p>
      <text:p text:style-name="P2"><text:tab/>Certains s'occupent du codage, d'autre de la securité, d'autre<text:span text:style-name="T27">s</text:span> de l'environement graphique et autres graphisme<text:span text:style-name="T27">s</text:span>, hesitez pas a les contacter sur le discord r<text:span text:style-name="T27">u</text:span>brique général.</text:p>
      <text:p text:style-name="P2"/>
      <text:p text:style-name="P3">4- langague<text:span text:style-name="T21">s</text:span> et connaissance<text:span text:style-name="T21">s</text:span> <text:span text:style-name="T21">u</text:span>t<text:span text:style-name="T21">i</text:span>lisé<text:span text:style-name="T21">s</text:span></text:p>
      <text:p text:style-name="P4"/>
      <text:p text:style-name="P4"><text:tab/><text:span text:style-name="T1">Nous avons beso</text:span><text:span text:style-name="T10">i</text:span><text:span text:style-name="T1">n dans l'ordre de priorit</text:span><text:span text:style-name="T9">é </text:span><text:span text:style-name="T1">:</text:span></text:p>
      <text:p text:style-name="P2"/>
      <text:p text:style-name="P2"><text:tab/><text:tab/>_Dévelloppeur<text:span text:style-name="T26">s</text:span> en symphony <text:span text:style-name="T21">PHP</text:span> maitrise de GIT</text:p>
      <text:p text:style-name="P2"><text:tab/><text:tab/>_<text:span text:style-name="T21">Pentesters - Crypto de niveau (compétences) OSCP, CEH</text:span></text:p>
      <text:p text:style-name="P2"><text:tab/><text:tab/>_<text:span text:style-name="T21">Equipe Infra – connaitre kubernetes et le service mesh</text:span></text:p>
      <text:p text:style-name="P2"><text:tab/><text:tab/>_<text:span text:style-name="T21">Equipe “partenaires”</text:span></text:p>
      <text:p text:style-name="P6"><text:span text:style-name="T3"><text:tab/><text:tab/>_</text:span><text:span text:style-name="T5">Administrateurs systemes, savoir :</text:span><text:span text:style-name="T8"> </text:span><text:span text:style-name="T5">a</text:span><text:span text:style-name="T22">rchitecture trois tiers</text:span></text:p>
      <text:p text:style-name="P2"><text:tab/><text:tab/>_Dévell<text:span text:style-name="T21">o</text:span>peur<text:span text:style-name="T21">s</text:span> <text:span text:style-name="T25">FrontEnd</text:span> </text:p>
      <text:p text:style-name="P2"><text:s/><text:tab/><text:tab/>_Dévellopeur<text:span text:style-name="T21">s</text:span>: </text:p>
      <text:p text:style-name="P16"><text:span text:style-name="T3"><text:tab/><text:tab/><text:tab/><text:tab/>_ </text:span><text:span text:style-name="T5">React Native, “JS”, </text:span><text:span text:style-name="T23">GNU </text:span><text:span text:style-name="T24">Free</text:span><text:span text:style-name="T23">JS</text:span><text:span text:style-name="T3"> pour les androids </text:span></text:p>
      <text:p text:style-name="P2"><text:tab/><text:tab/><text:tab/><text:tab/>_swift pour des ios </text:p>
      <text:p text:style-name="P10"><text:tab/><text:tab/>_Graphiste<text:span text:style-name="T21">s</text:span> :logo web, cover fb</text:p>
      <text:p text:style-name="P2"><text:tab/><text:tab/>_Des <text:span text:style-name="T21">Community M</text:span>anager<text:span text:style-name="T21">s</text:span>, des admins pour discord</text:p>
      <text:p text:style-name="P2"><text:tab/><text:tab/>_Traducteur<text:span text:style-name="T21">s</text:span> de toutes langues afin d agrandir la communuté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 Black1" svg:font-family="'Arial Black'" style:font-pitch="variable"/>
    <style:font-face style:name="Liberation Serif" svg:font-family="'Liberation Serif'" style:font-family-generic="roman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8:10:24.01</meta:creation-date>
    <meta:generator>LibreOffice/5.2.7.2$Linux_X86_64 LibreOffice_project/20m0$Build-2</meta:generator>
    <meta:editing-duration>PT4H3M22S</meta:editing-duration>
    <meta:editing-cycles>20</meta:editing-cycles>
    <dc:date>2019-02-22T22:25:45.117130622</dc:date>
    <meta:document-statistic meta:table-count="0" meta:image-count="0" meta:object-count="0" meta:page-count="2" meta:paragraph-count="51" meta:word-count="685" meta:character-count="4429" meta:non-whitespace-character-count="3740"/>
  </office:meta>
</office:document-meta>
</file>